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'Liberation Sans', 'DejaVu Sans', sans-serif"/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helvetica" svg:font-family="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86cm" fo:margin-left="-0.016cm" fo:margin-right="0.028cm" table:align="margins"/>
    </style:style>
    <style:style style:name="Tabell1.A" style:family="table-column">
      <style:table-column-properties style:column-width="2.669cm" style:rel-column-width="10296*"/>
    </style:style>
    <style:style style:name="Tabell1.B" style:family="table-column">
      <style:table-column-properties style:column-width="7.858cm" style:rel-column-width="30317*"/>
    </style:style>
    <style:style style:name="Tabell1.C" style:family="table-column">
      <style:table-column-properties style:column-width="1.826cm" style:rel-column-width="7043*"/>
    </style:style>
    <style:style style:name="Tabell1.D" style:family="table-column">
      <style:table-column-properties style:column-width="1.64cm" style:rel-column-width="6328*"/>
    </style:style>
    <style:style style:name="Tabell1.E" style:family="table-column">
      <style:table-column-properties style:column-width="1.561cm" style:rel-column-width="6022*"/>
    </style:style>
    <style:style style:name="Tabell1.F" style:family="table-column">
      <style:table-column-properties style:column-width="1.432cm" style:rel-column-width="5529*"/>
    </style:style>
    <style:style style:name="Tabell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F1" style:family="table-cell">
      <style:table-cell-properties fo:background-color="#cccccc" fo:padding="0.097cm" fo:border="0.002cm solid #000000">
        <style:background-image/>
      </style:table-cell-properties>
    </style:style>
    <style:style style:name="Tabell1.A2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1.F2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1.A12" style:family="table-cell">
      <style:table-cell-properties fo:background-color="#0099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1.A13" style:family="table-cell">
      <style:table-cell-properties fo:padding="0.097cm" fo:border-left="0.002cm solid #000000" fo:border-right="none" fo:border-top="none" fo:border-bottom="0.002cm solid #000000"/>
    </style:style>
    <style:style style:name="Tabell1.F1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background-color="transparent">
        <style:background-image/>
      </style:paragraph-properties>
      <style:text-properties fo:color="#000000" fo:font-weight="bold" fo:background-color="transparent" style:font-weight-asian="bold" style:font-weight-complex="bold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/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2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weight-asian="normal" style:font-weight-complex="normal"/>
    </style:style>
    <style:style style:name="P6" style:family="paragraph" style:parent-style-name="Standard">
      <style:paragraph-properties fo:background-color="transparent">
        <style:background-image/>
      </style:paragraph-properties>
      <style:text-properties fo:color="#000000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222222" style:font-name="helvetica" fo:font-size="22.5pt" fo:letter-spacing="normal" fo:font-style="normal" fo:font-weight="normal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teration 10.<text:line-break/>Analys av föregående iteration:</text:p>
      <text:p text:style-name="Standard">Målet med förra iterationen var att göra spelet spelbart. Det är avklarat, de största buggarna är nu omhändertagna och jag har nu tid att lägga fokus på design.</text:p>
      <text:p text:style-name="Standard">Nu kan jag också lägga mer tid på att omplacera föremål, rätta eventuella stavfel(troligtvis kommer det fortfarande finnas mycket stavfel i den slutgiltiga produkten..).</text:p>
      <text:p text:style-name="Standard"/>
      <text:p text:style-name="Standard">Ordentliga speltestningar behöver också göras, efter det kan man kolla om det finns förbättringar som kan göras.</text:p>
      <text:p text:style-name="Standard"/>
      <text:p text:style-name="Standard"><text:span text:style-name="T1">Tidsrapport:</text:span><text:line-break/>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Status</text:p>
          </table:table-cell>
          <table:table-cell table:style-name="Tabell1.A1" office:value-type="string">
            <text:p text:style-name="Table_20_Contents">Nedlagd Tid</text:p>
          </table:table-cell>
          <table:table-cell table:style-name="Tabell1.A1" office:value-type="string">
            <text:p text:style-name="Table_20_Contents">Skattad Tid</text:p>
          </table:table-cell>
          <table:table-cell table:style-name="Tabell1.F1" office:value-type="string">
            <text:p text:style-name="Table_20_Contents">Verklig Tid</text:p>
          </table:table-cell>
        </table:table-row>
        <table:table-row>
          <table:table-cell table:style-name="Tabell1.A2" office:value-type="string">
            <text:p text:style-name="P2">K-3.2 </text:p>
          </table:table-cell>
          <table:table-cell table:style-name="Tabell1.A2" office:value-type="string">
            <text:p text:style-name="P2">Bara en karaktär har svar om ledtråd</text:p>
          </table:table-cell>
          <table:table-cell table:style-name="Tabell1.A2" office:value-type="string">
            <text:p text:style-name="Table_20_Contents">KLAR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3h</text:p>
          </table:table-cell>
          <table:table-cell table:style-name="Tabell1.F2" office:value-type="string">
            <text:p text:style-name="Table_20_Contents">4h</text:p>
          </table:table-cell>
        </table:table-row>
        <table:table-row>
          <table:table-cell table:style-name="Tabell1.F2" table:number-columns-spanned="6" office:value-type="string">
            <text:p text:style-name="P2">-Fixade så man får olika svar<text:line-break/>-Fixade så svaren slumpas fram (shufflar AnswerCard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2" office:value-type="string">
            <text:p text:style-name="P3">K-3.4</text:p>
          </table:table-cell>
          <table:table-cell table:style-name="Tabell1.A2" office:value-type="string">
            <text:list xml:id="list2886439590371839493" text:style-name="L2">
              <text:list-header>
                <text:p text:style-name="P5">CrimeInfo, innehåller "NULL"</text:p>
              </text:list-header>
            </text:list>
          </table:table-cell>
          <table:table-cell table:style-name="Tabell1.A2" office:value-type="string">
            <text:p text:style-name="Table_20_Contents">Klar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5h</text:p>
          </table:table-cell>
          <table:table-cell table:style-name="Tabell1.F2" office:value-type="string">
            <text:p text:style-name="Table_20_Contents">3h</text:p>
          </table:table-cell>
        </table:table-row>
        <table:table-row>
          <table:table-cell table:style-name="Tabell1.F2" table:number-columns-spanned="6" office:value-type="string">
            <text:p text:style-name="P3">-Fixat så det inte står null<text:line-break/>-Fixat så att istället för Hon/Han så kommer detta bli rätt automatiskt..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2" office:value-type="string">
            <text:p text:style-name="P3">K-3.13</text:p>
          </table:table-cell>
          <table:table-cell table:style-name="Tabell1.A2" office:value-type="string">
            <text:list xml:id="list23198339" text:continue-numbering="true" text:style-name="L2">
              <text:list-header>
                <text:p text:style-name="P5">Påminna om tidspoäng när de börjar ta slut</text:p>
              </text:list-header>
            </text:list>
          </table:table-cell>
          <table:table-cell table:style-name="Tabell1.A2" office:value-type="string">
            <text:p text:style-name="Table_20_Contents">Klar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1h</text:p>
          </table:table-cell>
          <table:table-cell table:style-name="Tabell1.F2" office:value-type="string">
            <text:p text:style-name="Table_20_Contents">1h</text:p>
          </table:table-cell>
        </table:table-row>
        <table:table-row>
          <table:table-cell table:style-name="Tabell1.A2" office:value-type="string">
            <text:p text:style-name="P3">K-3.11</text:p>
          </table:table-cell>
          <table:table-cell table:style-name="Tabell1.A2" office:value-type="string">
            <text:list xml:id="list23197284" text:continue-numbering="true" text:style-name="L2">
              <text:list-header>
                <text:p text:style-name="P5">Karaktärer säger sitt eget namn ibland</text:p>
              </text:list-header>
            </text:list>
          </table:table-cell>
          <table:table-cell table:style-name="Tabell1.A2" office:value-type="string">
            <text:p text:style-name="Table_20_Contents"><text:s/>KLAR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3h</text:p>
          </table:table-cell>
          <table:table-cell table:style-name="Tabell1.F2" office:value-type="string">
            <text:p text:style-name="Table_20_Contents">2h</text:p>
          </table:table-cell>
        </table:table-row>
        <table:table-row>
          <table:table-cell table:style-name="Tabell1.F2" table:number-columns-spanned="6" office:value-type="string">
            <text:p text:style-name="P3">↑OBS stämmer denna? Har inte märkt av det på sistånde, kontrollera om denna stämmer...↑<text:line-break/>OBS: NYTT: Hittad i: <text:line-break/>"I början när jag flyttade brukade vi ha brädspelskävllar! Det var roligt... Det var alltid jag och Noa mot Kayla och Corey" Detta sägs när det är Corey som pratar...<text:line-break/>OBS uppdatering: Detta fel kan ha berått på att IDT var 18 i funktionen som anropar namn, men kortIDt är 19... nu är detta ändrat! <text:line-break/></text:p>
            <text:p text:style-name="P3">Uppdatering: ↑ Hjälpte inte, problemet återstår fortfarande med samma kort..</text:p>
            <text:p text:style-name="P3"/>
            <text:p text:style-name="P3">Uppdatering: Gjort en ny funktion, "NotOwnerOfThisCard()" Denna verkar ha löst problemet! <text:line-break/><text:line-break/>Uppdatering: Ej löst.</text:p>
            <text:p text:style-name="P3"/>
            <text:p text:style-name="P3">Edit: Löst, jag vart tvungen att ändra på detta: (ny ändrad kod:)<text:line-break/><text:span text:style-name="T3">if(Other == actor &amp;&amp; Other != undefined){</text:span></text:p>
            <text:p text:style-name="P4"><text:s text:c="15"/>//Gammal säkerhetsspärr som förstörde för NotOwnerOfThisCard... EDIT: använder denna, modifierad</text:p>
            <text:p text:style-name="P4"><text:s text:c="15"/>//actor = Other[Math.floor(Math.random() * Other.length + 0)]; &lt;-- oldCode...</text:p>
            <text:p text:style-name="P4"><text:s text:c="15"/>var CompatibleOtherArr = NotOwnerOfThisCard(ID, Other);</text:p>
            <text:p text:style-name="P4"><text:s text:c="15"/>actor = CompatibleOtherArr[Math.floor(Math.random() * CompatibleOtherArr.length + 0)];</text:p>
            <text:p text:style-name="P4"><text:s text:c="11"/>}</text:p>
            <text:p text:style-name="P4"/>
            <text:p text:style-name="P4">OBS! Jag har gjort några nya funktioner för att underlätta debbugningen av detta problem:<text:line-break/>-getOwnerOfCard()</text:p>
            <text:p text:style-name="P4">-findCardByID()</text:p>
            <text:p text:style-name="P4">-NotOwnerOfThisCard()</text:p>
            <text:p text:style-name="P4">↑Dessa två används för att ta fram rätt data↑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2" office:value-type="string">
            <text:p text:style-name="P3">K-3.6</text:p>
          </table:table-cell>
          <table:table-cell table:style-name="Tabell1.A2" office:value-type="string">
            <text:list xml:id="list23205398" text:continue-numbering="true" text:style-name="L2">
              <text:list-header>
                <text:p text:style-name="P5">Tidspoäng som tar slut i konversation täcker <text:soft-page-break/>GameOver skylt.</text:p>
              </text:list-header>
            </text:list>
          </table:table-cell>
          <table:table-cell table:style-name="Tabell1.A2" office:value-type="string">
            <text:p text:style-name="Table_20_Contents">Klar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2h</text:p>
          </table:table-cell>
          <table:table-cell table:style-name="Tabell1.F2" office:value-type="string">
            <text:p text:style-name="Table_20_Contents">2h</text:p>
          </table:table-cell>
        </table:table-row>
        <table:table-row>
          <table:table-cell table:style-name="Tabell1.A2" office:value-type="string">
            <text:p text:style-name="P3">K-3.7 </text:p>
          </table:table-cell>
          <table:table-cell table:style-name="Tabell1.A2" office:value-type="string">
            <text:list xml:id="list23214077" text:continue-numbering="true" text:style-name="L2">
              <text:list-header>
                <text:p text:style-name="P5">ibland är allt inte klartladdat när spelet startats</text:p>
              </text:list-header>
            </text:list>
          </table:table-cell>
          <table:table-cell table:style-name="Tabell1.A2" office:value-type="string">
            <text:p text:style-name="Table_20_Contents">klar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3h</text:p>
          </table:table-cell>
          <table:table-cell table:style-name="Tabell1.F2" office:value-type="string">
            <text:p text:style-name="Table_20_Contents">4h</text:p>
          </table:table-cell>
        </table:table-row>
        <table:table-row>
          <table:table-cell table:style-name="Tabell1.F2" table:number-columns-spanned="6" office:value-type="string">
            <text:p text:style-name="P3">↑↑Nu startas spelet varje gång, men ibland så startas splet och vissa delar saknar bildreferenser...↑</text:p>
            <text:p text:style-name="P3">Check! -Fix = gör allt bildmaterial mycket mindre i plats för att fixa restrerande (? Möjlig lösning..? ) ↑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12" table:number-columns-spanned="6" office:value-type="string">
            <text:p text:style-name="P3">Saker som kan göra spelet bättre:<text:line-break/>-Animation när man dör(typ blodstänk på skärmen), Varning om sista tidspoängen<text:line-break/>-Ljud/musik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13" table:number-columns-spanned="2" office:value-type="string">
            <text:p text:style-name="Table_20_Contents"/>
          </table:table-cell>
          <table:covered-table-cell/>
          <table:table-cell table:style-name="Tabell1.A13" office:value-type="string">
            <text:p text:style-name="Table_20_Contents">Summa</text:p>
          </table:table-cell>
          <table:table-cell table:style-name="Tabell1.A13" office:value-type="string">
            <text:p text:style-name="Table_20_Contents"/>
          </table:table-cell>
          <table:table-cell table:style-name="Tabell1.A13" office:value-type="string">
            <text:p text:style-name="Table_20_Contents">17h</text:p>
          </table:table-cell>
          <table:table-cell table:style-name="Tabell1.F13" office:value-type="string">
            <text:p text:style-name="Table_20_Contents">16h</text:p>
          </table:table-cell>
        </table:table-row>
        <table:table-row>
          <table:table-cell table:style-name="Tabell1.A13" table:number-columns-spanned="2" office:value-type="string">
            <text:p text:style-name="Table_20_Contents"/>
          </table:table-cell>
          <table:covered-table-cell/>
          <table:table-cell table:style-name="Tabell1.A13" office:value-type="string">
            <text:p text:style-name="Table_20_Contents">Tid sedan föregående iteration</text:p>
          </table:table-cell>
          <table:table-cell table:style-name="Tabell1.A13" office:value-type="string">
            <text:p text:style-name="Table_20_Contents"/>
          </table:table-cell>
          <table:table-cell table:style-name="Tabell1.A13" office:value-type="string">
            <text:p text:style-name="Table_20_Contents"/>
          </table:table-cell>
          <table:table-cell table:style-name="Tabell1.F13" office:value-type="string">
            <text:p text:style-name="Table_20_Contents">204h</text:p>
            <text:p text:style-name="Table_20_Contents">(204+ 16 = 220h)</text:p>
          </table:table-cell>
        </table:table-row>
        <table:table-row>
          <table:table-cell table:style-name="Tabell1.A13" table:number-columns-spanned="2" office:value-type="string">
            <text:p text:style-name="Table_20_Contents"/>
          </table:table-cell>
          <table:covered-table-cell/>
          <table:table-cell table:style-name="Tabell1.A13" office:value-type="string">
            <text:p text:style-name="Table_20_Contents">Tid totalt i projektet</text:p>
          </table:table-cell>
          <table:table-cell table:style-name="Tabell1.A13" office:value-type="string">
            <text:p text:style-name="Table_20_Contents"/>
          </table:table-cell>
          <table:table-cell table:style-name="Tabell1.A13" office:value-type="string">
            <text:p text:style-name="Table_20_Contents"/>
          </table:table-cell>
          <table:table-cell table:style-name="Tabell1.F13" office:value-type="string">
            <text:p text:style-name="Table_20_Contents"/>
          </table:table-cell>
        </table:table-row>
        <table:table-row>
          <table:table-cell table:style-name="Tabell1.A13" table:number-columns-spanned="2" office:value-type="string">
            <text:p text:style-name="Table_20_Contents"/>
          </table:table-cell>
          <table:covered-table-cell/>
          <table:table-cell table:style-name="Tabell1.A13" office:value-type="string">
            <text:p text:style-name="Table_20_Contents">Tid Kvar</text:p>
          </table:table-cell>
          <table:table-cell table:style-name="Tabell1.A13" office:value-type="string">
            <text:p text:style-name="Table_20_Contents"/>
          </table:table-cell>
          <table:table-cell table:style-name="Tabell1.F13" table:number-columns-spanned="2" office:value-type="string">
            <text:p text:style-name="Table_20_Contents"><text:s/>240H – 220h = 20h</text:p>
          </table:table-cell>
          <table:covered-table-cell/>
        </table:table-row>
      </table:table>
      <text:p text:style-name="Standard"><text:line-break/></text:p>
      <text:p text:style-name="P1">Mål: </text:p>
      <text:p text:style-name="P6">Fokusera på finslipning, design, speltestn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'Liberation Sans', 'DejaVu Sans', sans-serif"/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helvetica" svg:font-family="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1M6S</meta:editing-duration>
    <meta:editing-cycles>37</meta:editing-cycles>
    <meta:generator>OpenOffice.org/3.4.1$Win32 OpenOffice.org_project/341m1$Build-9593</meta:generator>
    <dc:date>2014-07-19T03:05:00.59</dc:date>
    <meta:document-statistic meta:table-count="1" meta:image-count="0" meta:object-count="0" meta:page-count="2" meta:paragraph-count="71" meta:word-count="444" meta:character-count="2849"/>
    <meta:user-defined meta:name="Info 1"/>
    <meta:user-defined meta:name="Info 2"/>
    <meta:user-defined meta:name="Info 3"/>
    <meta:user-defined meta:name="Info 4"/>
  </office:meta>
</office:document-meta>
</file>